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cc00" draw:fill-color="#ffff66" draw:textarea-horizontal-align="justify" draw:textarea-vertical-align="middle" draw:auto-grow-height="false" fo:min-height="1.782cm" fo:min-width="5.088cm"/>
    </style:style>
    <style:style style:name="gr2" style:family="graphic" style:parent-style-name="standard">
      <style:graphic-properties svg:stroke-color="#111111" draw:fill-color="#ffffff" draw:textarea-horizontal-align="justify" draw:textarea-vertical-align="middle" draw:auto-grow-height="false" fo:min-height="0.258cm" fo:min-width="2.80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08cm"/>
    </style:style>
    <style:style style:name="gr4" style:family="graphic" style:parent-style-name="standard">
      <style:graphic-properties svg:stroke-width="0.102cm" svg:stroke-color="#c5000b" draw:marker-start-width="0.509cm" draw:marker-end-width="0.509cm" draw:fill="none" draw:textarea-horizontal-align="justify" draw:textarea-vertical-align="middle" draw:auto-grow-height="false" fo:min-height="0.156cm" fo:min-width="1.938cm" fo:padding-top="0.176cm" fo:padding-bottom="0.176cm" fo:padding-left="0.301cm" fo:padding-right="0.301cm"/>
    </style:style>
    <style:style style:name="gr5" style:family="graphic" style:parent-style-name="standard">
      <style:graphic-properties svg:stroke-color="#336633" draw:fill-color="#66ccff" draw:textarea-horizontal-align="justify" draw:textarea-vertical-align="middle" draw:auto-grow-height="false" fo:min-height="2.116cm" fo:min-width="4.375cm"/>
    </style:style>
    <style:style style:name="gr6" style:family="graphic" style:parent-style-name="standard">
      <style:graphic-properties svg:stroke-width="0.102cm" svg:stroke-color="#c5000b" draw:marker-start-width="0.509cm" draw:marker-end-width="0.509cm" draw:fill="none" draw:textarea-horizontal-align="justify" draw:textarea-vertical-align="middle" draw:auto-grow-height="false" fo:min-height="0.156cm" fo:min-width="0.949cm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4.47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2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textarea-vertical-align="middle"/>
    </style:style>
    <style:style style:name="gr1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31cm" fo:min-width="0cm"/>
    </style:style>
    <style:style style:name="gr12" style:family="graphic" style:parent-style-name="standard">
      <style:graphic-properties draw:stroke="none" svg:stroke-color="#000000" draw:fill="none" draw:fill-color="#ffffff" fo:min-height="0.512cm"/>
    </style:style>
    <style:style style:name="gr13" style:family="graphic" style:parent-style-name="standard">
      <style:graphic-properties svg:stroke-width="0.051cm" svg:stroke-color="#ffcc00" draw:marker-start-width="0.356cm" draw:marker-end-width="0.356cm" draw:fill="none" draw:textarea-horizontal-align="justify" draw:textarea-vertical-align="middle" draw:auto-grow-height="false" fo:min-height="1.172cm" fo:min-width="2.7cm" fo:padding-top="0.151cm" fo:padding-bottom="0.151cm" fo:padding-left="0.276cm" fo:padding-right="0.276cm"/>
    </style:style>
    <style:style style:name="gr14" style:family="graphic" style:parent-style-name="standard">
      <style:graphic-properties svg:stroke-width="0.051cm" svg:stroke-color="#3333ff" draw:marker-start-width="0.356cm" draw:marker-end-width="0.356cm" draw:fill="none" draw:textarea-horizontal-align="justify" draw:textarea-vertical-align="middle" draw:auto-grow-height="false" fo:min-height="1.222cm" fo:min-width="2.75cm" fo:padding-top="0.151cm" fo:padding-bottom="0.151cm" fo:padding-left="0.276cm" fo:padding-right="0.276cm"/>
    </style:style>
    <style:style style:name="gr15" style:family="graphic" style:parent-style-name="standard">
      <style:graphic-properties svg:stroke-width="0.051cm" svg:stroke-color="#808080" draw:marker-start-width="0.356cm" draw:marker-end-width="0.356cm" draw:fill="none" draw:textarea-horizontal-align="justify" draw:textarea-vertical-align="middle" draw:auto-grow-height="false" fo:min-height="0.728cm" fo:min-width="2.75cm" fo:padding-top="0.151cm" fo:padding-bottom="0.151cm" fo:padding-left="0.276cm" fo:padding-right="0.276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08cm"/>
    </style:style>
    <style:style style:name="gr17" style:family="graphic" style:parent-style-name="standard">
      <style:graphic-properties svg:stroke-width="0.051cm" svg:stroke-color="#666666" draw:marker-start-width="0.355cm" draw:marker-end-width="0.355cm" draw:fill="none" draw:textarea-horizontal-align="justify" draw:textarea-vertical-align="middle" draw:auto-grow-height="false" fo:min-height="0.639cm" fo:min-width="1.151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666666" draw:marker-start-width="0.355cm" draw:marker-end-width="0.355cm" draw:fill="none" draw:textarea-horizontal-align="justify" draw:textarea-vertical-align="middle" draw:auto-grow-height="false" fo:min-height="0.589cm" fo:min-width="1.101cm" fo:padding-top="0.15cm" fo:padding-bottom="0.15cm" fo:padding-left="0.275cm" fo:padding-right="0.275cm"/>
    </style:style>
    <style:style style:name="gr1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501cm"/>
    </style:style>
    <style:style style:name="P1" style:family="paragraph">
      <loext:graphic-properties draw:fill-color="#ffff6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Liberation Mono2" fo:font-size="11pt" style:font-size-asian="18pt" style:font-size-complex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tyle="italic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66ccff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tyle="normal"/>
    </style:style>
    <style:style style:name="P9" style:family="paragraph">
      <loext:graphic-properties draw:fill="none" draw:fill-color="#ffffff"/>
      <style:text-properties fo:color="#333333" fo:font-size="14pt" fo:background-color="transparent" style:font-size-asian="18pt" style:font-size-complex="18pt"/>
    </style:style>
    <style:style style:name="P10" style:family="paragraph">
      <loext:graphic-properties draw:fill="none" draw:fill-color="#ffffff"/>
      <style:text-properties fo:color="#333333" fo:font-size="14pt" style:font-size-asian="18pt" style:font-size-complex="18pt"/>
    </style:style>
    <style:style style:name="P11" style:family="paragraph">
      <style:paragraph-properties fo:text-align="center"/>
      <style:text-properties fo:font-weight="bold" style:font-size-asian="18pt" style:font-size-complex="18pt"/>
    </style:style>
    <style:style style:name="P12" style:family="paragraph">
      <loext:graphic-properties draw:fill-color="#ffffff"/>
      <style:paragraph-properties fo:text-align="center"/>
      <style:text-properties style:font-name="Liberation Mono2" fo:font-size="11pt" fo:font-weight="bold" style:font-size-asian="18pt" style:font-size-complex="18pt"/>
    </style:style>
    <style:style style:name="P13" style:family="paragraph">
      <loext:graphic-properties draw:fill-color="#ffffff"/>
      <style:paragraph-properties fo:text-align="center"/>
      <style:text-properties fo:font-weight="bold" style:font-size-asian="18pt" style:font-size-complex="18pt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style:text-properties fo:font-size="13pt" fo:font-style="italic" style:font-size-asian="18pt" style:font-size-complex="18pt"/>
    </style:style>
    <style:style style:name="P16" style:family="paragraph">
      <loext:graphic-properties draw:fill="none" draw:fill-color="#ffffff"/>
      <style:text-properties fo:font-size="13pt" fo:font-style="italic" style:font-size-asian="18pt" style:font-size-complex="18pt"/>
    </style:style>
    <style:style style:name="P17" style:family="paragraph">
      <style:paragraph-properties fo:text-align="center"/>
      <style:text-properties style:font-name="Courier" fo:font-size="16pt" style:font-size-asian="18pt" style:font-size-complex="18pt"/>
    </style:style>
    <style:style style:name="P18" style:family="paragraph">
      <loext:graphic-properties draw:fill-color="#ffffff"/>
      <style:paragraph-properties fo:text-align="center"/>
      <style:text-properties style:font-name="Courier" fo:font-size="16pt" style:font-size-asian="18pt" style:font-size-complex="18pt"/>
    </style:style>
    <style:style style:name="P19" style:family="paragraph">
      <style:paragraph-properties fo:text-align="center"/>
      <style:text-properties fo:font-size="15pt" style:font-size-asian="18pt" style:font-size-complex="18pt"/>
    </style:style>
    <style:style style:name="P20" style:family="paragraph">
      <loext:graphic-properties draw:fill="none"/>
      <style:paragraph-properties fo:text-align="center"/>
      <style:text-properties fo:font-size="15pt" style:font-size-asian="18pt" style:font-size-complex="18pt"/>
    </style:style>
    <style:style style:name="P21" style:family="paragraph">
      <loext:graphic-properties draw:fill-color="#000000"/>
      <style:paragraph-properties fo:text-align="center"/>
    </style:style>
    <style:style style:name="T1" style:family="text">
      <style:text-properties style:font-name="Liberation Mono2" fo:font-size="11pt" style:font-size-asian="18pt" style:font-size-complex="18pt"/>
    </style:style>
    <style:style style:name="T2" style:family="text">
      <style:text-properties style:font-name="Liberation Mono2" fo:font-size="11pt" fo:font-style="italic" style:font-size-asian="18pt" style:font-size-complex="18pt"/>
    </style:style>
    <style:style style:name="T3" style:family="text">
      <style:text-properties style:font-name="Liberation Mono2" fo:font-size="11pt" fo:font-style="normal" style:font-size-asian="18pt" style:font-size-complex="18pt"/>
    </style:style>
    <style:style style:name="T4" style:family="text">
      <style:text-properties fo:color="#333333" fo:font-size="14pt" fo:background-color="transparent" style:font-size-asian="18pt" style:font-size-complex="18pt"/>
    </style:style>
    <style:style style:name="T5" style:family="text">
      <style:text-properties fo:color="#333333" fo:font-size="14pt" style:font-size-asian="18pt" style:font-size-complex="18pt"/>
    </style:style>
    <style:style style:name="T6" style:family="text">
      <style:text-properties style:font-name="Liberation Mono2" fo:font-size="11pt" fo:font-weight="bold" style:font-size-asian="18pt" style:font-size-complex="18pt"/>
    </style:style>
    <style:style style:name="T7" style:family="text">
      <style:text-properties fo:font-size="13pt" fo:font-style="italic" style:font-size-asian="18pt" style:font-size-complex="18pt"/>
    </style:style>
    <style:style style:name="T8" style:family="text">
      <style:text-properties style:font-name="Courier" fo:font-size="16pt" style:font-size-asian="18pt" style:font-size-complex="18pt"/>
    </style:style>
    <style:style style:name="T9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88cm" svg:height="2.032cm" svg:x="7.978cm" svg:y="6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" draw:id="id5" draw:layer="layout" svg:width="3.302cm" svg:height="0.508cm" svg:x="7.978cm" svg:y="4.663cm">
          <text:p text:style-name="P2"><text:span text:style-name="T1">int length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3.302cm" svg:height="0.508cm" svg:x="7.978cm" svg:y="5.163cm">
          <text:p text:style-name="P2"><text:span text:style-name="T1">int index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" draw:id="id1" draw:layer="layout" svg:width="3.302cm" svg:height="0.508cm" svg:x="7.978cm" svg:y="5.663cm">
          <text:p text:style-name="P2"><text:span text:style-name="T2">C point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0.508cm" svg:height="0.508cm" svg:x="7.978cm" svg:y="7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0.508cm" svg:x="8.478cm" svg:y="7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0.508cm" svg:x="8.978cm" svg:y="7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0.508cm" svg:height="0.508cm" svg:x="9.478cm" svg:y="7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0.508cm" svg:x="9.978cm" svg:y="7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0.508cm" svg:x="10.478cm" svg:y="7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0.508cm" svg:x="10.978cm" svg:y="7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0.508cm" svg:height="0.508cm" svg:x="11.478cm" svg:y="7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0.508cm" svg:x="11.978cm" svg:y="7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0.508cm" svg:x="12.478cm" svg:y="7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0.508cm" svg:x="12.978cm" svg:y="7.1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54cm" svg:height="0.508cm" svg:x="9.502cm" svg:y="7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875cm" svg:height="2.366cm" svg:x="1.638cm" svg:y="6.3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2" draw:id="id12" draw:layer="layout" svg:width="3.302cm" svg:height="0.508cm" svg:x="3.157cm" svg:y="4.326cm">
          <text:p text:style-name="P2"><text:span text:style-name="T1">int length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0" draw:id="id10" draw:layer="layout" svg:width="3.302cm" svg:height="0.508cm" svg:x="3.157cm" svg:y="4.826cm">
          <text:p text:style-name="P2"><text:span text:style-name="T1">int index</text:span></text:p>
          <draw:enhanced-geometry svg:viewBox="0 0 21600 21600" draw:type="rectangle" draw:enhanced-path="M 0 0 L 21600 0 21600 21600 0 21600 0 0 Z N"/>
        </draw:custom-shape>
        <draw:custom-shape draw:style-name="gr2" draw:text-style-name="P8" xml:id="id8" draw:id="id8" draw:layer="layout" svg:width="3.302cm" svg:height="0.508cm" svg:x="3.157cm" svg:y="5.326cm">
          <text:p text:style-name="P2"><text:span text:style-name="T3">byte[] buff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9" draw:id="id9" draw:layer="layout" svg:width="0.508cm" svg:height="0.508cm" svg:x="2.838cm" svg:y="7.2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1" draw:id="id11" draw:layer="layout" svg:width="0.508cm" svg:height="0.508cm" svg:x="3.338cm" svg:y="7.2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0.508cm" svg:x="3.838cm" svg:y="7.2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0.508cm" svg:height="0.508cm" svg:x="4.338cm" svg:y="7.2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0.508cm" svg:x="4.838cm" svg:y="7.2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0.508cm" svg:x="5.338cm" svg:y="7.27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51cm" svg:height="0.508cm" svg:x="3.351cm" svg:y="7.278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4.989cm" svg:height="0.806cm" svg:x="8.613cm" svg:y="8.511cm">
          <draw:text-box>
            <text:p><text:span text:style-name="T4">C managed memory</text:span></text:p>
          </draw:text-box>
        </draw:frame>
        <draw:frame draw:style-name="gr8" draw:text-style-name="P10" draw:layer="layout" svg:width="2.792cm" svg:height="0.806cm" svg:x="1.381cm" svg:y="8.665cm">
          <draw:text-box>
            <text:p><text:span text:style-name="T5">Java heap</text:span></text:p>
          </draw:text-box>
        </draw:frame>
        <draw:connector draw:style-name="gr9" draw:text-style-name="P6" draw:layer="layout" draw:line-skew="-0.127cm" svg:x1="7.978cm" svg:y1="5.917cm" svg:x2="7.978cm" svg:y2="7.397cm" draw:start-shape="id1" draw:start-glue-point="3" draw:end-shape="id2" draw:end-glue-point="3" svg:d="M7978 5917h-628v1480h628" svg:viewBox="0 0 629 1481">
          <text:p/>
        </draw:connector>
        <draw:connector draw:style-name="gr9" draw:text-style-name="P6" draw:layer="layout" svg:x1="11.28cm" svg:y1="5.417cm" svg:x2="9.732cm" svg:y2="7.143cm" draw:start-shape="id3" draw:start-glue-point="1" draw:end-shape="id4" draw:end-glue-point="0" svg:d="M11280 5417h501v990h-2049v736" svg:viewBox="0 0 2050 1727">
          <text:p/>
        </draw:connector>
        <draw:connector draw:style-name="gr10" draw:text-style-name="P2" xml:id="id6" draw:id="id6" draw:layer="layout" draw:line-skew="0.248cm" svg:x1="11.28cm" svg:y1="4.917cm" svg:x2="12.315cm" svg:y2="6.227cm" draw:start-shape="id5" draw:start-glue-point="1" svg:d="M11280 4917h1016v1310h19" svg:viewBox="0 0 1036 1311">
          <text:p/>
        </draw:connector>
        <draw:connector draw:style-name="gr9" draw:text-style-name="P6" draw:layer="layout" draw:line-skew="-0.52cm 2.136cm" svg:x1="12.315cm" svg:y1="6.227cm" svg:x2="11.732cm" svg:y2="7.143cm" draw:start-shape="id6" draw:start-glue-point="3" draw:end-shape="id7" draw:end-glue-point="0" svg:d="M12315 6227h-19v325h-564v591" svg:viewBox="0 0 584 917">
          <text:p/>
        </draw:connector>
        <draw:connector draw:style-name="gr9" draw:text-style-name="P6" draw:layer="layout" draw:line-skew="-0.323cm" svg:x1="3.157cm" svg:y1="5.58cm" svg:x2="2.838cm" svg:y2="7.532cm" draw:start-shape="id8" draw:start-glue-point="3" draw:end-shape="id9" draw:end-glue-point="3" svg:d="M3157 5580h-1143v1952h824" svg:viewBox="0 0 1144 1953">
          <text:p/>
        </draw:connector>
        <draw:connector draw:style-name="gr9" draw:text-style-name="P6" draw:layer="layout" draw:line-skew="0cm -0.091cm" svg:x1="3.157cm" svg:y1="5.08cm" svg:x2="3.592cm" svg:y2="7.278cm" draw:start-shape="id10" draw:start-glue-point="3" draw:end-shape="id11" draw:end-glue-point="0" svg:d="M3157 5080h-501v1135h936v1063" svg:viewBox="0 0 937 2199">
          <text:p/>
        </draw:connector>
        <draw:connector draw:style-name="gr9" draw:text-style-name="P6" draw:layer="layout" svg:x1="6.459cm" svg:y1="4.58cm" svg:x2="4.592cm" svg:y2="7.278cm" draw:start-shape="id12" draw:start-glue-point="1" draw:end-shape="id13" draw:end-glue-point="0" svg:d="M6459 4580h501v1476h-2368v1222" svg:viewBox="0 0 2369 2699">
          <text:p/>
        </draw:connector>
        <draw:custom-shape draw:style-name="gr2" draw:text-style-name="P12" xml:id="id15" draw:id="id15" draw:layer="layout" svg:width="3.302cm" svg:height="0.508cm" svg:x="3.159cm" svg:y="2.405cm">
          <text:p text:style-name="P11"><text:span text:style-name="T6">Node next</text:span></text:p>
          <draw:enhanced-geometry svg:viewBox="0 0 21600 21600" draw:type="rectangle" draw:enhanced-path="M 0 0 L 21600 0 21600 21600 0 21600 0 0 Z N"/>
        </draw:custom-shape>
        <draw:custom-shape draw:style-name="gr2" draw:text-style-name="P13" xml:id="id14" draw:id="id14" draw:layer="layout" svg:width="3.302cm" svg:height="0.508cm" svg:x="3.159cm" svg:y="2.905cm">
          <text:p text:style-name="P11"><text:span text:style-name="T6">Varchar value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4.81cm" svg:y1="3.413cm" svg:x2="4.808cm" svg:y2="4.326cm" draw:start-shape="id14" draw:start-glue-point="2" draw:end-shape="id12" draw:end-glue-point="0" svg:d="M4810 3413l-2 913" svg:viewBox="0 0 3 914">
          <text:p/>
        </draw:connector>
        <draw:custom-shape draw:style-name="gr2" draw:text-style-name="P12" xml:id="id16" draw:id="id16" draw:layer="layout" svg:width="3.302cm" svg:height="0.508cm" svg:x="7.985cm" svg:y="2.397cm">
          <text:p text:style-name="P11"><text:span text:style-name="T6">Node next</text:span></text:p>
          <draw:enhanced-geometry svg:viewBox="0 0 21600 21600" draw:type="rectangle" draw:enhanced-path="M 0 0 L 21600 0 21600 21600 0 21600 0 0 Z N"/>
        </draw:custom-shape>
        <draw:custom-shape draw:style-name="gr2" draw:text-style-name="P13" xml:id="id17" draw:id="id17" draw:layer="layout" svg:width="3.302cm" svg:height="0.508cm" svg:x="7.985cm" svg:y="2.897cm">
          <text:p text:style-name="P11"><text:span text:style-name="T6">Varchar value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6.461cm" svg:y1="2.659cm" svg:x2="7.985cm" svg:y2="2.651cm" draw:start-shape="id15" draw:start-glue-point="1" draw:end-shape="id16" draw:end-glue-point="3" svg:d="M6461 2659l1524-8" svg:viewBox="0 0 1525 9">
          <text:p/>
        </draw:connector>
        <draw:connector draw:style-name="gr9" draw:text-style-name="P6" draw:layer="layout" draw:type="line" svg:x1="9.636cm" svg:y1="3.405cm" svg:x2="9.629cm" svg:y2="4.663cm" draw:start-shape="id17" draw:start-glue-point="2" draw:end-shape="id5" draw:end-glue-point="0" svg:d="M9636 3405l-7 1258" svg:viewBox="0 0 8 1259">
          <text:p/>
        </draw:connector>
        <draw:custom-shape draw:style-name="gr11" draw:text-style-name="P14" xml:id="id18" draw:id="id18" draw:layer="layout" svg:width="0.219cm" svg:height="0.381cm" svg:x="12.576cm" svg:y="2.497cm">
          <text:p/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1.287cm" svg:y1="2.651cm" svg:x2="12.576cm" svg:y2="2.687cm" draw:start-shape="id16" draw:start-glue-point="1" draw:end-shape="id18" draw:end-glue-point="3" svg:d="M11287 2651l1289 36" svg:viewBox="0 0 1290 37">
          <text:p/>
        </draw:connector>
        <draw:frame draw:style-name="gr12" draw:text-style-name="P16" draw:layer="layout" svg:width="1.27cm" svg:height="0.763cm" svg:x="12.176cm" svg:y="1.761cm">
          <draw:text-box>
            <text:p text:style-name="P15"><text:span text:style-name="T7">Nil</text:span></text:p>
          </draw:text-box>
        </draw:frame>
        <draw:custom-shape draw:style-name="gr13" draw:text-style-name="P6" draw:layer="layout" svg:width="3.302cm" svg:height="1.524cm" svg:x="7.985cm" svg:y="4.6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302cm" svg:height="1.524cm" svg:x="3.185cm" svg:y="4.28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302cm" svg:height="1.03cm" svg:x="3.185cm" svg:y="2.38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3.302cm" svg:height="1.03cm" svg:x="7.985cm" svg:y="2.3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0.508cm" svg:height="0.508cm" svg:x="1.635cm" svg:y="12.43cm">
          <text:p text:style-name="P17">F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0.508cm" svg:height="0.508cm" svg:x="2.135cm" svg:y="12.43cm">
          <text:p text:style-name="P17">O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0.508cm" svg:height="0.508cm" svg:x="2.635cm" svg:y="12.43cm">
          <text:p text:style-name="P17">O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0.508cm" svg:height="0.508cm" svg:x="3.88cm" svg:y="12.43cm">
          <text:p text:style-name="P17">B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0.508cm" svg:height="0.508cm" svg:x="4.38cm" svg:y="12.43cm">
          <text:p text:style-name="P17">A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0.508cm" svg:height="0.508cm" svg:x="4.88cm" svg:y="12.43cm">
          <text:p text:style-name="P17">R</text:p>
          <draw:enhanced-geometry svg:viewBox="0 0 21600 21600" draw:type="rectangle" draw:enhanced-path="M 0 0 L 21600 0 21600 21600 0 21600 0 0 Z N"/>
        </draw:custom-shape>
        <draw:custom-shape draw:style-name="gr16" draw:text-style-name="P18" xml:id="id20" draw:id="id20" draw:layer="layout" svg:width="0.508cm" svg:height="0.508cm" svg:x="8.288cm" svg:y="13.319cm">
          <text:p text:style-name="P17"><text:span text:style-name="T8">F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0.508cm" svg:height="0.508cm" svg:x="8.788cm" svg:y="13.319cm">
          <text:p text:style-name="P17"><text:span text:style-name="T8">O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0.508cm" svg:height="0.508cm" svg:x="9.288cm" svg:y="13.319cm">
          <text:p text:style-name="P17">O</text:p>
          <draw:enhanced-geometry svg:viewBox="0 0 21600 21600" draw:type="rectangle" draw:enhanced-path="M 0 0 L 21600 0 21600 21600 0 21600 0 0 Z N"/>
        </draw:custom-shape>
        <draw:custom-shape draw:style-name="gr16" draw:text-style-name="P18" xml:id="id22" draw:id="id22" draw:layer="layout" svg:width="0.508cm" svg:height="0.508cm" svg:x="10.833cm" svg:y="13.319cm">
          <text:p text:style-name="P17">B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0.508cm" svg:height="0.508cm" svg:x="11.333cm" svg:y="13.319cm">
          <text:p text:style-name="P17">A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0.508cm" svg:height="0.508cm" svg:x="11.833cm" svg:y="13.319cm">
          <text:p text:style-name="P17">R</text:p>
          <draw:enhanced-geometry svg:viewBox="0 0 21600 21600" draw:type="rectangle" draw:enhanced-path="M 0 0 L 21600 0 21600 21600 0 21600 0 0 Z N"/>
        </draw:custom-shape>
        <draw:custom-shape draw:style-name="gr17" draw:text-style-name="P20" xml:id="id19" draw:id="id19" draw:layer="layout" svg:width="1.651cm" svg:height="0.889cm" svg:x="7.731cm" svg:y="11.414cm">
          <text:p text:style-name="P19"><text:span text:style-name="T9">Node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8.556cm" svg:y1="12.303cm" svg:x2="8.542cm" svg:y2="13.319cm" draw:start-shape="id19" draw:start-glue-point="2" draw:end-shape="id20" draw:end-glue-point="0" svg:d="M8556 12303l-14 1016" svg:viewBox="0 0 15 1017">
          <text:p/>
        </draw:connector>
        <draw:custom-shape draw:style-name="gr18" draw:text-style-name="P20" xml:id="id21" draw:id="id21" draw:layer="layout" svg:width="1.651cm" svg:height="0.889cm" svg:x="10.231cm" svg:y="11.414cm">
          <text:p text:style-name="P19"><text:span text:style-name="T9">Node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1.056cm" svg:y1="12.303cm" svg:x2="11.087cm" svg:y2="13.319cm" draw:start-shape="id21" draw:start-glue-point="2" draw:end-shape="id22" draw:end-glue-point="0" svg:d="M11056 12303l31 1016" svg:viewBox="0 0 32 1017">
          <text:p/>
        </draw:connector>
        <draw:connector draw:style-name="gr9" draw:text-style-name="P6" draw:layer="layout" draw:type="line" svg:x1="9.382cm" svg:y1="11.858cm" svg:x2="10.231cm" svg:y2="11.858cm" draw:start-shape="id19" draw:start-glue-point="1" draw:end-shape="id21" draw:end-glue-point="3" svg:d="M9382 11858h849" svg:viewBox="0 0 850 1">
          <text:p/>
        </draw:connector>
        <draw:custom-shape draw:style-name="gr19" draw:text-style-name="P21" draw:layer="layout" svg:width="1.143cm" svg:height="0.381cm" svg:x="5.953cm" svg:y="12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7T10:36:51.441208098</meta:creation-date>
    <dc:date>2017-09-02T13:53:16.117725636</dc:date>
    <meta:editing-duration>PT1H7M4S</meta:editing-duration>
    <meta:editing-cycles>4</meta:editing-cycles>
    <meta:generator>LibreOffice/5.1.6.2$Linux_X86_64 LibreOffice_project/10m0$Build-2</meta:generator>
    <meta:document-statistic meta:object-count="68"/>
  </office:meta>
</office:document-meta>
</file>